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141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3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2</text:p>
          </table:table-cell>
          <table:table-cell table:formula="of:=1/(1+EXP(-[.G7]))" office:value-type="float" office:value="0.750260105595118" calcext:value-type="float">
            <text:p>0.75026010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1" table:formula="of:=1/(1+EXP(-[.I9]))" office:value-type="float" office:value="0.736226498257402" calcext:value-type="float">
            <text:p>0.73622649825740200000</text:p>
          </table:table-cell>
        </table:table-row>
      </table:table>
      <table:table table:name="backward" table:style-name="ta1"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n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C3]*[.C6]+[.D3]*[.D6]+[.E3]" office:value-type="float" office:value="0.7" calcext:value-type="float">
            <text:p>0.7</text:p>
          </table:table-cell>
          <table:table-cell table:formula="of:=[.C4]*[.C6]+[.D4]*[.D6]+[.E4]" office:value-type="float" office:value="1.1" calcext:value-type="float">
            <text:p>1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=f(z)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1/(1+EXP(-[.F7]))" office:value-type="float" office:value="0.668187772168166" calcext:value-type="float">
            <text:p>0.6681877722</text:p>
          </table:table-cell>
          <table:table-cell table:formula="of:=1/(1+EXP(-[.G7]))" office:value-type="float" office:value="0.750260105595118" calcext:value-type="float">
            <text:p>0.750260105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7"/>
          <table:table-cell table:formula="of:=[.F8]*[.F3]+[.G8]*[.G3]+[.H3]" office:value-type="float" office:value="1.02644702662988" calcext:value-type="float">
            <text:p>1.0264470266</text:p>
          </table:table-cell>
          <table:table-cell/>
          <table:table-cell office:value-type="string" calcext:value-type="string">
            <text:p>outpu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=f(z)</text:p>
          </table:table-cell>
          <table:table-cell table:number-columns-repeated="7"/>
          <table:table-cell table:style-name="ce3" table:formula="of:=1/(1+EXP(-[.I9]))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0.668187772168166" calcext:value-type="float">
            <text:p>0.6681877722</text:p>
          </table:table-cell>
          <table:table-cell table:formula="of:=[.G8]" office:value-type="float" office:value="0.750260105595118" calcext:value-type="float">
            <text:p>0.7502601056</text:p>
          </table:table-cell>
          <table:table-cell office:value-type="float" office:value="1" calcext:value-type="float">
            <text:p>1</text:p>
          </table:table-cell>
          <table:table-cell table:style-name="ce3" table:formula="of:=[.I10]" office:value-type="float" office:value="0.736226498257402" calcext:value-type="float">
            <text:p>0.7362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4"/>
          <table:table-cell table:formula="of:=[.F7]" office:value-type="float" office:value="0.7" calcext:value-type="float">
            <text:p>0.7</text:p>
          </table:table-cell>
          <table:table-cell table:formula="of:=[.G7]" office:value-type="float" office:value="1.1" calcext:value-type="float">
            <text:p>1.1</text:p>
          </table:table-cell>
          <table:table-cell/>
          <table:table-cell table:formula="of:=[.I9]" office:value-type="float" office:value="1.02644702662988" calcext:value-type="float">
            <text:p>1.0264470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4"/>
          <table:table-cell table:formula="of:=(EXP(-[.F14]) / ((1+EXP(-[.F14]))*(1+EXP(-[.F14])))  ) *[.I15]*[.F3]" office:value-type="float" office:value="0.00915386790930696" calcext:value-type="float">
            <text:p>0.0091538679</text:p>
          </table:table-cell>
          <table:table-cell table:formula="of:=(EXP(-[.G14]) / ((1+EXP(-[.G14]))*(1+EXP(-[.G14])))  ) *[.I15]*[.G3]" office:value-type="float" office:value="0.00257864913613336" calcext:value-type="float">
            <text:p>0.0025786491</text:p>
          </table:table-cell>
          <table:table-cell/>
          <table:table-cell table:formula="of:=(EXP(-[.I14]) / ((1+EXP(-[.I14]))*(1+EXP(-[.I14])))  ) * ([.I13]-[.L9])" office:value-type="float" office:value="0.045874487090464" calcext:value-type="float">
            <text:p>0.0458744871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grad</text:p>
          </table:table-cell>
          <table:table-cell/>
          <table:table-cell table:formula="of:=[.C13]*[.F15]" office:value-type="float" office:value="0.00915386790930696" calcext:value-type="float">
            <text:p>0.0091538679</text:p>
          </table:table-cell>
          <table:table-cell table:formula="of:=[.D13]*[.F15]" office:value-type="float" office:value="0.0183077358186139" calcext:value-type="float">
            <text:p>0.0183077358</text:p>
          </table:table-cell>
          <table:table-cell table:formula="of:=[.E13]*[.F15]" office:value-type="float" office:value="0.00915386790930696" calcext:value-type="float">
            <text:p>0.0091538679</text:p>
          </table:table-cell>
          <table:table-cell table:formula="of:=[.F13]*[.I15]" office:value-type="float" office:value="0.0306527713283344" calcext:value-type="float">
            <text:p>0.0306527713</text:p>
          </table:table-cell>
          <table:table-cell table:formula="of:=[.G13]*[.I15]" office:value-type="float" office:value="0.0344177975286133" calcext:value-type="float">
            <text:p>0.0344177975</text:p>
          </table:table-cell>
          <table:table-cell table:formula="of:=[.H13]*[.I15]" office:value-type="float" office:value="0.045874487090464" calcext:value-type="float">
            <text:p>0.0458744871</text:p>
          </table:table-cell>
          <table:table-cell table:number-columns-repeated="2"/>
          <table:table-cell office:value-type="string" calcext:value-type="string">
            <text:p>eta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table:formula="of:=[.C13]*[.G15]" office:value-type="float" office:value="0.00257864913613336" calcext:value-type="float">
            <text:p>0.0025786491</text:p>
          </table:table-cell>
          <table:table-cell table:formula="of:=[.D13]*[.G15]" office:value-type="float" office:value="0.00515729827226671" calcext:value-type="float">
            <text:p>0.0051572983</text:p>
          </table:table-cell>
          <table:table-cell table:formula="of:=[.E13]*[.G15]" office:value-type="float" office:value="0.00257864913613336" calcext:value-type="float">
            <text:p>0.0025786491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lta w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update delta w</text:p>
          </table:table-cell>
          <table:table-cell/>
          <table:table-cell table:formula="of:=-[.$L$16]*[.C16]+[.$L$15]*[.C19]" office:value-type="float" office:value="-0.00228846697732674" calcext:value-type="float">
            <text:p>-0.002288467</text:p>
          </table:table-cell>
          <table:table-cell table:formula="of:=-[.$L$16]*[.D16]+[.$L$15]*[.D19]" office:value-type="float" office:value="-0.00457693395465348" calcext:value-type="float">
            <text:p>-0.004576934</text:p>
          </table:table-cell>
          <table:table-cell table:formula="of:=-[.$L$16]*[.E16]+[.$L$15]*[.E19]" office:value-type="float" office:value="-0.00228846697732674" calcext:value-type="float">
            <text:p>-0.002288467</text:p>
          </table:table-cell>
          <table:table-cell table:formula="of:=-[.$L$16]*[.F16]+[.$L$15]*[.F19]" office:value-type="float" office:value="-0.0076631928320836" calcext:value-type="float">
            <text:p>-0.0076631928</text:p>
          </table:table-cell>
          <table:table-cell table:formula="of:=-[.$L$16]*[.G16]+[.$L$15]*[.G19]" office:value-type="float" office:value="-0.00860444938215334" calcext:value-type="float">
            <text:p>-0.0086044494</text:p>
          </table:table-cell>
          <table:table-cell table:formula="of:=-[.$L$16]*[.H16]+[.$L$15]*[.H19]" office:value-type="float" office:value="-0.011468621772616" calcext:value-type="float">
            <text:p>-0.01146862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-[.$L$16]*[.C17]+[.$L$15]*[.C20]" office:value-type="float" office:value="-0.000644662284033339" calcext:value-type="float">
            <text:p>-0.0006446623</text:p>
          </table:table-cell>
          <table:table-cell table:formula="of:=-[.$L$16]*[.D17]+[.$L$15]*[.D20]" office:value-type="float" office:value="-0.00128932456806668" calcext:value-type="float">
            <text:p>-0.0012893246</text:p>
          </table:table-cell>
          <table:table-cell table:formula="of:=-[.$L$16]*[.E17]+[.$L$15]*[.E20]" office:value-type="float" office:value="-0.000644662284033339" calcext:value-type="float">
            <text:p>-0.0006446623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pdate w</text:p>
          </table:table-cell>
          <table:table-cell/>
          <table:table-cell table:style-name="ce2" table:formula="of:=[.C3]+[.C24]" office:value-type="float" office:value="0.497711533022673" calcext:value-type="float">
            <text:p>0.49771153302267300</text:p>
          </table:table-cell>
          <table:table-cell table:style-name="ce2" table:formula="of:=[.D3]+[.D24]" office:value-type="float" office:value="-0.00457693395465348" calcext:value-type="float">
            <text:p>-0.00457693395465348</text:p>
          </table:table-cell>
          <table:table-cell table:style-name="ce2" table:formula="of:=[.E3]+[.E24]" office:value-type="float" office:value="0.197711533022673" calcext:value-type="float">
            <text:p>0.19771153302267300</text:p>
          </table:table-cell>
          <table:table-cell table:style-name="ce2" office:value-type="string" calcext:value-type="string">
            <text:p>y</text:p>
          </table:table-cell>
          <table:table-cell table:style-name="ce2" table:formula="of:=[.G3]+[.G24]" office:value-type="float" office:value="0.291395550617847" calcext:value-type="float">
            <text:p>0.29139555061784700</text:p>
          </table:table-cell>
          <table:table-cell table:style-name="ce2" table:formula="of:=[.H3]+[.H24]" office:value-type="float" office:value="0.188531378227384" calcext:value-type="float">
            <text:p>0.188531378227384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table:formula="of:=[.C4]+[.C25]" office:value-type="float" office:value="0.199355337715967" calcext:value-type="float">
            <text:p>0.19935533771596700</text:p>
          </table:table-cell>
          <table:table-cell table:style-name="ce2" table:formula="of:=[.D4]+[.D25]" office:value-type="float" office:value="0.0987106754319333" calcext:value-type="float">
            <text:p>0.09871067543193330</text:p>
          </table:table-cell>
          <table:table-cell table:style-name="ce2" table:formula="of:=[.E4]+[.E25]" office:value-type="float" office:value="0.699355337715967" calcext:value-type="float">
            <text:p>0.69935533771596700</text:p>
          </table:table-cell>
          <table:table-cell table:style-name="ce2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20" loext:min-decimal-places="20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1:31:29.332781574</meta:creation-date>
    <meta:generator>LibreOffice/5.1.6.2$Linux_X86_64 LibreOffice_project/10m0$Build-2</meta:generator>
    <dc:date>2018-04-10T12:45:49.576757541</dc:date>
    <meta:editing-duration>PT33M29S</meta:editing-duration>
    <meta:editing-cycles>2</meta:editing-cycles>
    <meta:document-statistic meta:table-count="2" meta:cell-count="129" meta:object-count="0"/>
  </office:meta>
</office:document-meta>
</file>